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50000016BFB5FFDA40E9B34C3.bmp" manifest:media-type="image/bmp"/>
  <manifest:file-entry manifest:full-path="Pictures/10000000000002250000016BDF801EA8FB92AB5A.bmp" manifest:media-type="image/bmp"/>
  <manifest:file-entry manifest:full-path="Pictures/10000000000022EE00002001E23AABD9F4A701A0.jpg" manifest:media-type="image/jpeg"/>
  <manifest:file-entry manifest:full-path="Pictures/1000000000001824000006D1AB2684795305BA4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3465a4" draw:marker-start-width="0.2in" draw:marker-end-width="0.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cf3834" draw:marker-start-width="0.2in" draw:marker-end-width="0.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666666" draw:marker-start-width="0.2in" draw:marker-end-width="0.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598in" svg:stroke-color="#cf3834" draw:marker-start-width="0.3193in" draw:marker-end-width="0.3193in" draw:textarea-horizontal-align="center" draw:textarea-vertical-align="middle" fo:padding-top="0.0299in" fo:padding-bottom="0.0299in" fo:padding-left="0.0299in" fo:padding-right="0.0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598in" svg:stroke-color="#8f187c" draw:marker-start-width="0.3193in" draw:marker-end-width="0.3193in" draw:textarea-horizontal-align="center" draw:textarea-vertical-align="middle" fo:padding-top="0.0299in" fo:padding-bottom="0.0299in" fo:padding-left="0.0299in" fo:padding-right="0.0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svg:stroke-color="#8f187c" draw:marker-start-width="0.2in" draw:marker-end-width="0.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01in" svg:stroke-color="#009598" draw:marker-start-width="0.2in" draw:marker-end-width="0.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598in" svg:stroke-color="#009598" draw:marker-start-width="0.3193in" draw:marker-end-width="0.3193in" draw:textarea-horizontal-align="center" draw:textarea-vertical-align="middle" fo:padding-top="0.0299in" fo:padding-bottom="0.0299in" fo:padding-left="0.0299in" fo:padding-right="0.0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598in" svg:stroke-color="#666666" draw:marker-start-width="0.3193in" draw:marker-end-width="0.3193in" draw:textarea-horizontal-align="center" draw:textarea-vertical-align="middle" fo:padding-top="0.0299in" fo:padding-bottom="0.0299in" fo:padding-left="0.0299in" fo:padding-right="0.0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598in" svg:stroke-color="#000000" draw:marker-start-width="0.3193in" draw:marker-end-width="0.3193in" draw:textarea-horizontal-align="center" draw:textarea-vertical-align="middle" fo:padding-top="0.0299in" fo:padding-bottom="0.0299in" fo:padding-left="0.0299in" fo:padding-right="0.0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6346in" svg:y="2.1457in" svg:width="2.4689in" svg:height="1.6437in" draw:z-index="0"><draw:image xlink:href="Pictures/10000000000002250000016BFB5FFDA40E9B34C3.bmp" xlink:type="simple" xlink:show="embed" xlink:actuate="onLoad"/></draw:frame><draw:frame draw:style-name="fr1" draw:name="Image2" text:anchor-type="paragraph" svg:x="4.2299in" svg:y="2.1457in" svg:width="2.4654in" svg:height="1.6402in" draw:z-index="1"><draw:image xlink:href="Pictures/10000000000002250000016BDF801EA8FB92AB5A.bmp" xlink:type="simple" xlink:show="embed" xlink:actuate="onLoad"/></draw:frame><draw:frame draw:style-name="fr1" draw:name="Image4" text:anchor-type="paragraph" svg:x="3.2236in" svg:y="-0.1972in" svg:width="3.8772in" svg:height="1.1091in" draw:z-index="2"><draw:image xlink:href="Pictures/1000000000001824000006D1AB2684795305BA43.jpg" xlink:type="simple" xlink:show="embed" xlink:actuate="onLoad"/></draw:frame><draw:frame draw:style-name="fr1" draw:name="Image5" text:anchor-type="paragraph" svg:x="2.0693in" svg:y="4.7244in" svg:width="4.3075in" svg:height="3.4138in" draw:z-index="3"><draw:image xlink:href="Pictures/10000000000022EE00002001E23AABD9F4A701A0.jpg" xlink:type="simple" xlink:show="embed" xlink:actuate="onLoad"/></draw:frame><draw:line text:anchor-type="paragraph" draw:z-index="4" draw:name="Shape1" draw:style-name="gr1" draw:text-style-name="P1" svg:x1="3.3457in" svg:y1="0.911in" svg:x2="3.3457in" svg:y2="3.3976in"><text:p/></draw:line><draw:line text:anchor-type="paragraph" draw:z-index="5" draw:name="Shape2" draw:style-name="gr1" draw:text-style-name="P1" svg:x1="3.3461in" svg:y1="3.398in" svg:x2="3.0563in" svg:y2="3.398in"><text:p/></draw:line><draw:line text:anchor-type="paragraph" draw:z-index="6" draw:name="Shape3" draw:style-name="gr2" draw:text-style-name="P1" svg:x1="3.5425in" svg:y1="0.911in" svg:x2="3.5425in" svg:y2="1.5744in"><text:p/></draw:line><draw:line text:anchor-type="paragraph" draw:z-index="7" draw:name="Shape4" draw:style-name="gr2" draw:text-style-name="P1" svg:x1="3.5425in" svg:y1="1.5744in" svg:x2="1.7654in" svg:y2="1.5744in"><text:p/></draw:line><draw:line text:anchor-type="paragraph" draw:z-index="8" draw:name="Shape5" draw:style-name="gr2" draw:text-style-name="P1" svg:x1="1.7701in" svg:y1="1.5744in" svg:x2="1.7701in" svg:y2="2.5382in"><text:p/></draw:line><draw:line text:anchor-type="paragraph" draw:z-index="9" draw:name="Shape6" draw:style-name="gr1" draw:text-style-name="P1" svg:x1="3.7398in" svg:y1="0.911in" svg:x2="3.7398in" svg:y2="1.7713in"><text:p/></draw:line><draw:line text:anchor-type="paragraph" draw:z-index="10" draw:name="Shape7" draw:style-name="gr1" draw:text-style-name="P1" svg:x1="3.7398in" svg:y1="1.7717in" svg:x2="0.3925in" svg:y2="1.7717in"><text:p/></draw:line><draw:line text:anchor-type="paragraph" draw:z-index="11" draw:name="Shape8" draw:style-name="gr1" draw:text-style-name="P1" svg:x1="0.3925in" svg:y1="1.7717in" svg:x2="0.3925in" svg:y2="2.5181in"><text:p/></draw:line><draw:line text:anchor-type="paragraph" draw:z-index="12" draw:name="Shape9" draw:style-name="gr1" draw:text-style-name="P1" svg:x1="0.3925in" svg:y1="2.5181in" svg:x2="0.7264in" svg:y2="2.5181in"><text:p/></draw:line><draw:line text:anchor-type="paragraph" draw:z-index="13" draw:name="Shape10" draw:style-name="gr3" draw:text-style-name="P1" svg:x1="3.9362in" svg:y1="0.911in" svg:x2="3.9362in" svg:y2="1.7713in"><text:p/></draw:line><draw:line text:anchor-type="paragraph" draw:z-index="14" draw:name="Shape11" draw:style-name="gr3" draw:text-style-name="P1" svg:x1="3.9362in" svg:y1="1.7717in" svg:x2="5.3618in" svg:y2="1.7717in"><text:p/></draw:line><draw:line text:anchor-type="paragraph" draw:z-index="15" draw:name="Shape12" draw:style-name="gr3" draw:text-style-name="P1" svg:x1="5.3618in" svg:y1="1.7717in" svg:x2="5.3618in" svg:y2="2.5382in"><text:p/></draw:line><draw:line text:anchor-type="paragraph" draw:z-index="16" draw:name="Shape13" draw:style-name="gr1" draw:text-style-name="P1" svg:x1="4.1335in" svg:y1="0.911in" svg:x2="4.1335in" svg:y2="2.5228in"><text:p/></draw:line><draw:line text:anchor-type="paragraph" draw:z-index="17" draw:name="Shape14" draw:style-name="gr1" draw:text-style-name="P1" svg:x1="4.1335in" svg:y1="2.5228in" svg:x2="4.3063in" svg:y2="2.5228in"><text:p/></draw:line><draw:line text:anchor-type="paragraph" draw:z-index="18" draw:name="Shape15" draw:style-name="gr1" draw:text-style-name="P1" svg:x1="4.3299in" svg:y1="0.911in" svg:x2="4.3299in" svg:y2="1.5744in"><text:p/></draw:line><draw:line text:anchor-type="paragraph" draw:z-index="19" draw:name="Shape16" draw:style-name="gr1" draw:text-style-name="P1" svg:x1="4.3299in" svg:y1="1.5744in" svg:x2="6.8898in" svg:y2="1.5744in"><text:p/></draw:line><draw:line text:anchor-type="paragraph" draw:z-index="20" draw:name="Shape17" draw:style-name="gr1" draw:text-style-name="P1" svg:x1="6.8898in" svg:y1="1.5744in" svg:x2="6.8898in" svg:y2="3.4083in"><text:p/></draw:line><draw:line text:anchor-type="paragraph" draw:z-index="21" draw:name="Shape18" draw:style-name="gr1" draw:text-style-name="P1" svg:x1="6.8898in" svg:y1="3.4083in" svg:x2="6.6453in" svg:y2="3.4083in"><text:p/></draw:line><draw:line text:anchor-type="paragraph" draw:z-index="22" draw:name="Shape19" draw:style-name="gr4" draw:text-style-name="P1" svg:x1="2.3882in" svg:y1="2.3992in" svg:x2="3.5425in" svg:y2="2.3992in"><text:p/></draw:line><draw:line text:anchor-type="paragraph" draw:z-index="23" draw:name="Shape20" draw:style-name="gr4" draw:text-style-name="P1" svg:x1="3.5409in" svg:y1="2.3992in" svg:x2="3.5547in" svg:y2="3.9657in"><text:p/></draw:line><draw:line text:anchor-type="paragraph" draw:z-index="24" draw:name="Shape21" draw:style-name="gr4" draw:text-style-name="P1" svg:x1="3.5591in" svg:y1="3.9366in" svg:x2="3.289in" svg:y2="3.9366in"><text:p/></draw:line><draw:line text:anchor-type="paragraph" draw:z-index="25" draw:name="Shape22" draw:style-name="gr4" draw:text-style-name="P1" svg:x1="3.289in" svg:y1="3.9366in" svg:x2="3.289in" svg:y2="5.365in"><text:p/></draw:line><draw:line text:anchor-type="paragraph" draw:z-index="26" draw:name="Shape23" draw:style-name="gr5" draw:text-style-name="P1" svg:x1="1.3827in" svg:y1="3.7043in" svg:x2="1.3929in" svg:y2="4.528in"><text:p/></draw:line><draw:line text:anchor-type="paragraph" draw:z-index="27" draw:name="Shape24" draw:style-name="gr5" draw:text-style-name="P1" svg:x1="1.3929in" svg:y1="4.528in" svg:x2="3.8028in" svg:y2="4.528in"><text:p/></draw:line><draw:line text:anchor-type="paragraph" draw:z-index="28" draw:name="Shape25" draw:style-name="gr5" draw:text-style-name="P1" svg:x1="3.8028in" svg:y1="4.528in" svg:x2="3.798in" svg:y2="5.476in"><text:p/></draw:line><draw:line text:anchor-type="paragraph" draw:z-index="29" draw:name="Shape26" draw:style-name="gr6" draw:text-style-name="P1" svg:x1="2.7465in" svg:y1="5.2795in" svg:x2="2.7547in" svg:y2="4.528in"><text:p/></draw:line><draw:line text:anchor-type="paragraph" draw:z-index="30" draw:name="Shape29" draw:style-name="gr7" draw:text-style-name="P1" svg:x1="2.9008in" svg:y1="5.289in" svg:x2="2.9055in" svg:y2="4.7244in"><text:p/></draw:line><draw:line text:anchor-type="paragraph" draw:z-index="31" draw:name="Shape30" draw:style-name="gr7" draw:text-style-name="P1" svg:x1="2.9055in" svg:y1="4.7244in" svg:x2="4.3307in" svg:y2="4.7244in"><text:p/></draw:line><draw:line text:anchor-type="paragraph" draw:z-index="32" draw:name="Shape32" draw:style-name="gr8" draw:text-style-name="P1" svg:x1="5.002in" svg:y1="3.6957in" svg:x2="5.002in" svg:y2="4.5555in"><text:p/></draw:line><draw:line text:anchor-type="paragraph" draw:z-index="33" draw:name="Shape34" draw:style-name="gr8" draw:text-style-name="P1" svg:x1="4.3299in" svg:y1="4.5008in" svg:x2="4.3307in" svg:y2="5.6906in"><text:p/></draw:line><draw:line text:anchor-type="paragraph" draw:z-index="34" draw:name="Shape33" draw:style-name="gr8" draw:text-style-name="P1" svg:x1="5.002in" svg:y1="4.5343in" svg:x2="4.3346in" svg:y2="4.528in"><text:p/></draw:line><draw:line text:anchor-type="paragraph" draw:z-index="35" draw:name="Shape35" draw:style-name="gr9" draw:text-style-name="P1" svg:x1="7.1028in" svg:y1="2.4in" svg:x2="6.0055in" svg:y2="2.4in"><text:p/></draw:line><draw:line text:anchor-type="paragraph" draw:z-index="36" draw:name="Shape36" draw:style-name="gr9" draw:text-style-name="P1" svg:x1="7.1in" svg:y1="2.4in" svg:x2="7.1028in" svg:y2="4.3307in"><text:p/></draw:line><draw:line text:anchor-type="paragraph" draw:z-index="37" draw:name="Shape37" draw:style-name="gr9" draw:text-style-name="P1" svg:x1="7.1028in" svg:y1="4.3307in" svg:x2="4.111in" svg:y2="4.3307in"><text:p/></draw:line><draw:line text:anchor-type="paragraph" draw:z-index="38" draw:name="Shape38" draw:style-name="gr9" draw:text-style-name="P1" svg:x1="4.111in" svg:y1="4.3307in" svg:x2="4.111in" svg:y2="5.689in"><text:p/></draw:line><draw:line text:anchor-type="paragraph" draw:z-index="39" draw:name="Shape39" draw:style-name="gr9" draw:text-style-name="P1" svg:x1="4.111in" svg:y1="5.6886in" svg:x2="3.6492in" svg:y2="5.6839in"><text:p/></draw:line><draw:line text:anchor-type="paragraph" draw:z-index="40" draw:name="Shape40" draw:style-name="gr5" draw:text-style-name="P1" svg:x1="3.798in" svg:y1="5.4654in" svg:x2="4.8126in" svg:y2="5.4654in"><text:p/></draw:line><draw:line text:anchor-type="paragraph" draw:z-index="41" draw:name="Shape41" draw:style-name="gr8" draw:text-style-name="P2" svg:x1="4.3307in" svg:y1="5.6783in" svg:x2="5.3382in" svg:y2="5.6783in"><text:p/></draw:line><draw:line text:anchor-type="paragraph" draw:z-index="42" draw:name="Shape42" draw:style-name="gr10" draw:text-style-name="P1" svg:x1="3.5008in" svg:y1="5.55in" svg:x2="5.0445in" svg:y2="5.55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5.3.4.2$Windows_X86_64 LibreOffice_project/f82d347ccc0be322489bf7da61d7e4ad13fe2ff3</meta:generator>
    <dc:date>2018-11-05T16:10:02.663000000</dc:date>
    <meta:editing-duration>PT6H59S</meta:editing-duration>
    <meta:editing-cycles>15</meta:editing-cycles>
    <meta:print-date>2018-11-05T15:34:57.477000000</meta:print-date>
    <meta:document-statistic meta:table-count="0" meta:image-count="4" meta:object-count="0" meta:page-count="1" meta:paragraph-count="0" meta:word-count="0" meta:character-count="0" meta:non-whitespace-character-count="0"/>
  </office:meta>
</office:document-meta>
</file>